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fo:font-size="26pt" style:font-size-asian="26pt" style:font-size-complex="26pt"/>
    </style:style>
    <style:style style:name="P2" style:family="paragraph" style:parent-style-name="Text_20_body">
      <style:paragraph-properties fo:text-align="justify" style:justify-single-word="false"/>
      <style:text-properties officeooo:paragraph-rsid="0006382b"/>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09b92b"/>
    </style:style>
    <style:style style:name="P5" style:family="paragraph" style:parent-style-name="Text_20_body">
      <style:paragraph-properties fo:text-align="justify" style:justify-single-word="false"/>
      <style:text-properties officeooo:paragraph-rsid="000a41b5"/>
    </style:style>
    <style:style style:name="P6" style:family="paragraph" style:parent-style-name="Text_20_body">
      <style:paragraph-properties fo:text-align="justify" style:justify-single-word="false"/>
      <style:text-properties officeooo:paragraph-rsid="000bd350"/>
    </style:style>
    <style:style style:name="P7" style:family="paragraph" style:parent-style-name="Text_20_body">
      <style:paragraph-properties fo:text-align="justify" style:justify-single-word="false"/>
      <style:text-properties officeooo:paragraph-rsid="000f5f00"/>
    </style:style>
    <style:style style:name="P8" style:family="paragraph" style:parent-style-name="Text_20_body">
      <style:paragraph-properties fo:text-align="justify" style:justify-single-word="false"/>
      <style:text-properties fo:font-size="11pt" officeooo:paragraph-rsid="0006382b" style:font-size-asian="11pt" style:font-size-complex="11pt"/>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text-align="start" style:justify-single-word="false"/>
      <style:text-properties officeooo:paragraph-rsid="00097e38"/>
    </style:style>
    <style:style style:name="P11" style:family="paragraph" style:parent-style-name="Text_20_body">
      <style:paragraph-properties fo:text-align="start" style:justify-single-word="false"/>
      <style:text-properties officeooo:paragraph-rsid="0009b92b"/>
    </style:style>
    <style:style style:name="P12" style:family="paragraph" style:parent-style-name="Text_20_body">
      <style:paragraph-properties fo:text-align="start" style:justify-single-word="false"/>
      <style:text-properties officeooo:paragraph-rsid="000a41b5"/>
    </style:style>
    <style:style style:name="P13" style:family="paragraph" style:parent-style-name="Text_20_body">
      <style:paragraph-properties fo:text-align="start" style:justify-single-word="false"/>
      <style:text-properties officeooo:paragraph-rsid="000bd350"/>
    </style:style>
    <style:style style:name="P14" style:family="paragraph" style:parent-style-name="Text_20_body">
      <style:paragraph-properties fo:text-align="start" style:justify-single-word="false"/>
      <style:text-properties fo:font-weight="normal" officeooo:rsid="0007a5cd" officeooo:paragraph-rsid="0009b92b" style:font-weight-asian="normal" style:font-weight-complex="normal"/>
    </style:style>
    <style:style style:name="P15" style:family="paragraph" style:parent-style-name="Text_20_body">
      <style:paragraph-properties fo:text-align="justify" style:justify-single-word="false"/>
      <style:text-properties officeooo:rsid="001c7125" officeooo:paragraph-rsid="000f5f00"/>
    </style:style>
    <style:style style:name="P16" style:family="paragraph" style:parent-style-name="Heading_20_1">
      <style:paragraph-properties fo:text-align="justify" style:justify-single-word="false"/>
      <style:text-properties officeooo:rsid="0006382b" officeooo:paragraph-rsid="0006382b"/>
    </style:style>
    <style:style style:name="P17" style:family="paragraph" style:parent-style-name="Heading_20_1">
      <style:paragraph-properties fo:text-align="justify" style:justify-single-word="false"/>
    </style:style>
    <style:style style:name="P18" style:family="paragraph" style:parent-style-name="Text_20_body" style:list-style-name="L1">
      <style:text-properties fo:font-size="11pt" style:font-size-asian="11pt" style:font-size-complex="11pt"/>
    </style:style>
    <style:style style:name="P19" style:family="paragraph" style:parent-style-name="Text_20_body" style:list-style-name="L1">
      <style:text-properties fo:font-size="11pt" officeooo:paragraph-rsid="0006382b" style:font-size-asian="11pt" style:font-size-complex="11pt"/>
    </style:style>
    <style:style style:name="P20" style:family="paragraph" style:parent-style-name="Text_20_body" style:list-style-name="L2">
      <style:text-properties fo:font-size="11pt" style:font-size-asian="11pt" style:font-size-complex="11pt"/>
    </style:style>
    <style:style style:name="P21" style:family="paragraph" style:parent-style-name="Text_20_body" style:list-style-name="L2">
      <style:text-properties fo:font-size="11pt" officeooo:paragraph-rsid="000dacc3" style:font-size-asian="11pt" style:font-size-complex="11pt"/>
    </style:style>
    <style:style style:name="P22" style:family="paragraph" style:parent-style-name="Text_20_body" style:list-style-name="L3">
      <style:text-properties fo:font-size="11pt" officeooo:paragraph-rsid="000dacc3" style:font-size-asian="11pt" style:font-size-complex="11pt"/>
    </style:style>
    <style:style style:name="P23" style:family="paragraph" style:parent-style-name="Text_20_body" style:list-style-name="L3">
      <style:text-properties fo:font-size="11pt" style:font-size-asian="11pt" style:font-size-complex="11pt"/>
    </style:style>
    <style:style style:name="P24" style:family="paragraph" style:parent-style-name="Text_20_body" style:list-style-name="L4">
      <style:text-properties fo:font-size="11pt" style:font-size-asian="11pt" style:font-size-complex="11pt"/>
    </style:style>
    <style:style style:name="P25" style:family="paragraph" style:parent-style-name="Text_20_body" style:list-style-name="L5">
      <style:text-properties fo:font-size="11pt" style:font-size-asian="11pt" style:font-size-complex="11pt"/>
    </style:style>
    <style:style style:name="P26" style:family="paragraph" style:parent-style-name="Text_20_body" style:list-style-name="L6">
      <style:text-properties fo:font-size="11pt" style:font-size-asian="11pt" style:font-size-complex="11pt"/>
    </style:style>
    <style:style style:name="P27" style:family="paragraph" style:parent-style-name="Text_20_body" style:list-style-name="L6">
      <style:text-properties fo:font-size="11pt" officeooo:paragraph-rsid="000bd350" style:font-size-asian="11pt" style:font-size-complex="11pt"/>
    </style:style>
    <style:style style:name="P28" style:family="paragraph" style:parent-style-name="Text_20_body" style:list-style-name="L7">
      <style:text-properties fo:font-size="11pt" officeooo:paragraph-rsid="000bd350" style:font-size-asian="11pt" style:font-size-complex="11pt"/>
    </style:style>
    <style:style style:name="P29" style:family="paragraph" style:parent-style-name="Text_20_body" style:list-style-name="L7">
      <style:text-properties fo:font-size="11pt" style:font-size-asian="11pt" style:font-size-complex="11pt"/>
    </style:style>
    <style:style style:name="P30" style:family="paragraph" style:parent-style-name="Text_20_body" style:list-style-name="L8">
      <style:text-properties fo:font-size="11pt" style:font-size-asian="11pt" style:font-size-complex="11pt"/>
    </style:style>
    <style:style style:name="P31" style:family="paragraph" style:parent-style-name="Text_20_body" style:list-style-name="L8">
      <style:text-properties fo:font-size="11pt" officeooo:paragraph-rsid="000bd350" style:font-size-asian="11pt" style:font-size-complex="11pt"/>
    </style:style>
    <style:style style:name="P32" style:family="paragraph" style:parent-style-name="Text_20_body" style:list-style-name="L4"/>
    <style:style style:name="P33" style:family="paragraph" style:parent-style-name="Text_20_body">
      <style:paragraph-properties fo:margin-left="0cm" fo:margin-right="0cm" fo:text-indent="0cm" style:auto-text-indent="false"/>
    </style:style>
    <style:style style:name="P34" style:family="paragraph" style:parent-style-name="Text_20_body">
      <style:paragraph-properties fo:text-align="justify" style:justify-single-word="false"/>
      <style:text-properties officeooo:paragraph-rsid="0006382b"/>
    </style:style>
    <style:style style:name="P35" style:family="paragraph" style:parent-style-name="Text_20_body">
      <style:paragraph-properties fo:text-align="justify" style:justify-single-word="false"/>
      <style:text-properties officeooo:paragraph-rsid="0007a5cd"/>
    </style:style>
    <style:style style:name="P36" style:family="paragraph" style:parent-style-name="Text_20_body">
      <style:paragraph-properties fo:text-align="justify" style:justify-single-word="false"/>
      <style:text-properties officeooo:paragraph-rsid="000f7f63"/>
    </style:style>
    <style:style style:name="P37" style:family="paragraph" style:parent-style-name="Text_20_body">
      <style:paragraph-properties fo:text-align="justify" style:justify-single-word="false"/>
      <style:text-properties officeooo:paragraph-rsid="000f5f00"/>
    </style:style>
    <style:style style:name="P38" style:family="paragraph" style:parent-style-name="Text_20_body">
      <style:paragraph-properties fo:text-align="justify" style:justify-single-word="false"/>
      <style:text-properties officeooo:paragraph-rsid="000bd350"/>
    </style:style>
    <style:style style:name="P39" style:family="paragraph" style:parent-style-name="Text_20_body">
      <style:paragraph-properties fo:text-align="justify" style:justify-single-word="false"/>
      <style:text-properties officeooo:paragraph-rsid="000a41b5"/>
    </style:style>
    <style:style style:name="P40" style:family="paragraph" style:parent-style-name="Text_20_body">
      <style:paragraph-properties fo:text-align="justify" style:justify-single-word="false"/>
      <style:text-properties officeooo:rsid="001c7125" officeooo:paragraph-rsid="000f5f00"/>
    </style:style>
    <style:style style:name="P41" style:family="paragraph" style:parent-style-name="Text_20_body">
      <style:paragraph-properties fo:text-align="start" style:justify-single-word="false"/>
      <style:text-properties officeooo:paragraph-rsid="000bd350"/>
    </style:style>
    <style:style style:name="P42" style:family="paragraph" style:parent-style-name="Text_20_body">
      <style:paragraph-properties fo:text-align="start" style:justify-single-word="false"/>
      <style:text-properties officeooo:paragraph-rsid="0009b92b"/>
    </style:style>
    <style:style style:name="P43" style:family="paragraph" style:parent-style-name="Text_20_body">
      <style:text-properties officeooo:paragraph-rsid="000f7f63"/>
    </style:style>
    <style:style style:name="T1" style:family="text">
      <style:text-properties officeooo:rsid="0006382b"/>
    </style:style>
    <style:style style:name="T2" style:family="text">
      <style:text-properties fo:font-size="11pt" style:font-size-asian="11pt" style:font-size-complex="11pt"/>
    </style:style>
    <style:style style:name="T3" style:family="text">
      <style:text-properties fo:font-size="11pt" fo:font-weight="normal" officeooo:rsid="0007a5cd" style:font-size-asian="11pt" style:font-weight-asian="normal" style:font-size-complex="11pt" style:font-weight-complex="normal"/>
    </style:style>
    <style:style style:name="T4" style:family="text">
      <style:text-properties fo:font-weight="bold" style:font-weight-asian="bold" style:font-weight-complex="bold"/>
    </style:style>
    <style:style style:name="T5" style:family="text">
      <style:text-properties fo:font-weight="bold" officeooo:rsid="0006382b" style:font-weight-asian="bold" style:font-weight-complex="bold"/>
    </style:style>
    <style:style style:name="T6" style:family="text">
      <style:text-properties fo:font-weight="bold" officeooo:rsid="0007a5cd" style:font-weight-asian="bold" style:font-weight-complex="bold"/>
    </style:style>
    <style:style style:name="T7" style:family="text">
      <style:text-properties fo:font-weight="bold" officeooo:rsid="0009b92b" style:font-weight-asian="bold" style:font-weight-complex="bold"/>
    </style:style>
    <style:style style:name="T8" style:family="text">
      <style:text-properties fo:font-weight="bold" officeooo:rsid="000a41b5" style:font-weight-asian="bold" style:font-weight-complex="bold"/>
    </style:style>
    <style:style style:name="T9" style:family="text">
      <style:text-properties fo:font-weight="bold" officeooo:rsid="000b2589" style:font-weight-asian="bold" style:font-weight-complex="bold"/>
    </style:style>
    <style:style style:name="T10" style:family="text">
      <style:text-properties fo:font-weight="bold" officeooo:rsid="00097e38"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07a5cd" style:font-weight-asian="normal" style:font-weight-complex="normal"/>
    </style:style>
    <style:style style:name="T13" style:family="text">
      <style:text-properties fo:font-weight="normal" officeooo:rsid="00097e38" style:font-weight-asian="normal" style:font-weight-complex="normal"/>
    </style:style>
    <style:style style:name="T14" style:family="text">
      <style:text-properties fo:font-weight="normal" officeooo:rsid="000a41b5" style:font-weight-asian="normal" style:font-weight-complex="normal"/>
    </style:style>
    <style:style style:name="T15" style:family="text">
      <style:text-properties fo:font-weight="normal" officeooo:rsid="000bd350" style:font-weight-asian="normal" style:font-weight-complex="normal"/>
    </style:style>
    <style:style style:name="T16" style:family="text">
      <style:text-properties officeooo:rsid="000bd350"/>
    </style:style>
    <style:style style:name="T17" style:family="text">
      <style:text-properties officeooo:rsid="000d8e49"/>
    </style:style>
    <style:style style:name="T18" style:family="text">
      <style:text-properties officeooo:rsid="001b4f9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inical Case <text:span text:style-name="T17">2</text:span></text:p>
      <text:h text:style-name="P16" text:outline-level="1">Patient Data:</text:h>
      <text:p text:style-name="P2"><text:span text:style-name="Strong_20_Emphasis"><text:span text:style-name="T2">Demographic:</text:span></text:span></text:p>
      <text:list text:style-name="L1">
        <text:list-item>
          <text:p text:style-name="P18">Age: <text:span text:style-name="T16">67</text:span></text:p>
        </text:list-item>
        <text:list-item>
          <text:p text:style-name="P18">Sex: <text:span text:style-name="T16">Male</text:span></text:p>
        </text:list-item>
        <text:list-item>
          <text:p text:style-name="P19">Weight (kg): <text:span text:style-name="T16">89</text:span></text:p>
        </text:list-item>
        <text:list-item>
          <text:p text:style-name="P19">Height (cm): 1<text:span text:style-name="T16">71</text:span></text:p>
        </text:list-item>
      </text:list>
      <text:p text:style-name="Text_20_body"><text:span text:style-name="Strong_20_Emphasis"><text:span text:style-name="T2">Patient history:</text:span></text:span></text:p>
      <text:list text:style-name="L2">
        <text:list-item>
          <text:p text:style-name="P20">Cancer (any type): <text:span text:style-name="T16">Yes</text:span></text:p>
        </text:list-item>
        <text:list-item>
          <text:p text:style-name="P21">Heart failure: <text:span text:style-name="T18">Missing</text:span></text:p>
        </text:list-item>
        <text:list-item>
          <text:p text:style-name="P20">COPD: No</text:p>
        </text:list-item>
        <text:list-item>
          <text:p text:style-name="P20">Chronic Cardiopulmonary Disease: <text:span text:style-name="T16">Yes</text:span></text:p>
        </text:list-item>
      </text:list>
      <text:p text:style-name="Text_20_body"><text:span text:style-name="Strong_20_Emphasis"><text:span text:style-name="T2">Absolute Contraindications for:</text:span></text:span></text:p>
      <text:list text:style-name="L3">
        <text:list-item>
          <text:p text:style-name="P22">Haemorrhagic stroke (previous 6 months): <text:span text:style-name="T18">Missing</text:span></text:p>
        </text:list-item>
        <text:list-item>
          <text:p text:style-name="P22">Unknown-origin ischemic stroke (previous 6 months): <text:span text:style-name="T18">Missing</text:span></text:p>
        </text:list-item>
        <text:list-item>
          <text:p text:style-name="P23">Central nervous system neoplasm: No</text:p>
        </text:list-item>
        <text:list-item>
          <text:p text:style-name="P23">Major trauma (previous 3 weeks): No</text:p>
        </text:list-item>
        <text:list-item>
          <text:p text:style-name="P23">Major surgery (previous 3 weeks): <text:span text:style-name="T16">Yes</text:span></text:p>
        </text:list-item>
        <text:list-item>
          <text:p text:style-name="P23">Bleeding diathesis: No</text:p>
        </text:list-item>
        <text:list-item>
          <text:p text:style-name="P23">Active bleeding: No</text:p>
        </text:list-item>
      </text:list>
      <text:p text:style-name="Text_20_body"><text:span text:style-name="Strong_20_Emphasis"><text:span text:style-name="T2">Relative Contraindications for:</text:span></text:span></text:p>
      <text:list text:style-name="L4">
        <text:list-item>
          <text:p text:style-name="P24">Transient ischemic attack (previous 6 months): No</text:p>
        </text:list-item>
        <text:list-item>
          <text:p text:style-name="P24">Oral anticoagulation: No</text:p>
        </text:list-item>
        <text:list-item>
          <text:p text:style-name="P24">Pregnancy: No</text:p>
        </text:list-item>
        <text:list-item>
          <text:p text:style-name="P24">First postpartum week: No</text:p>
        </text:list-item>
        <text:list-item>
          <text:p text:style-name="P24">Non compressible puncture sites: No</text:p>
        </text:list-item>
        <text:list-item>
          <text:p text:style-name="P24">Traumatic resuscitation: No</text:p>
        </text:list-item>
        <text:list-item>
          <text:p text:style-name="P24">Refractory hypertension (SBP &gt; 180 mmHg): No</text:p>
        </text:list-item>
        <text:list-item>
          <text:p text:style-name="P24">Advanced liver disease: No</text:p>
        </text:list-item>
        <text:list-item>
          <text:p text:style-name="P24">Infective endocarditis: No</text:p>
        </text:list-item>
        <text:list-item>
          <text:p text:style-name="P32">Active peptic ulcer: No</text:p>
          <text:p text:style-name="P32"/>
        </text:list-item>
      </text:list>
      <text:p text:style-name="Text_20_body"><text:soft-page-break/><text:span text:style-name="Strong_20_Emphasis"><text:span text:style-name="T2">Physical Examination:</text:span></text:span></text:p>
      <text:list text:style-name="L5">
        <text:list-item>
          <text:p text:style-name="P25">Systolic blood pressure (SBP): <text:span text:style-name="T16">97</text:span> mmHg</text:p>
        </text:list-item>
        <text:list-item>
          <text:p text:style-name="P25">Diastolic blood pressure (DBP): <text:span text:style-name="T16">64</text:span> mmHg</text:p>
        </text:list-item>
        <text:list-item>
          <text:p text:style-name="P25">Hypoperfusion: <text:span text:style-name="T16">Yes</text:span></text:p>
        </text:list-item>
        <text:list-item>
          <text:p text:style-name="P25">Cardiac frequency: <text:span text:style-name="T16">127</text:span> bpm</text:p>
        </text:list-item>
        <text:list-item>
          <text:p text:style-name="P25">Respiratory frequency: <text:span text:style-name="T16">45</text:span> breaths/min</text:p>
        </text:list-item>
        <text:list-item>
          <text:p text:style-name="P25">Temperature (ºC): 36.<text:span text:style-name="T16">7</text:span></text:p>
        </text:list-item>
        <text:list-item>
          <text:p text:style-name="P25">Altered mental status: No</text:p>
        </text:list-item>
        <text:list-item>
          <text:p text:style-name="P25">Glasgow scale: 15</text:p>
        </text:list-item>
        <text:list-item>
          <text:p text:style-name="P25">Oxygen saturation (%): <text:span text:style-name="T16">89</text:span></text:p>
        </text:list-item>
      </text:list>
      <text:p text:style-name="Text_20_body"><text:span text:style-name="Strong_20_Emphasis"><text:span text:style-name="T2">Echocardiography:</text:span></text:span></text:p>
      <text:list text:style-name="L6">
        <text:list-item>
          <text:p text:style-name="P26">RV dysfunction: No<text:span text:style-name="T16">t Available</text:span></text:p>
        </text:list-item>
        <text:list-item>
          <text:p text:style-name="P27">RV/LV diameter ratio: Not Available</text:p>
        </text:list-item>
        <text:list-item>
          <text:p text:style-name="P26">Tapse: Not Available</text:p>
        </text:list-item>
        <text:list-item>
          <text:p text:style-name="P26">McConell sign: Not Available</text:p>
        </text:list-item>
        <text:list-item>
          <text:p text:style-name="P26">Right heart thrombi: Not Available</text:p>
        </text:list-item>
        <text:list-item>
          <text:p text:style-name="P26">IVC diameter (cm): Not Available</text:p>
        </text:list-item>
        <text:list-item>
          <text:p text:style-name="P26">IVC inspiratory collapsibility: Not Available</text:p>
        </text:list-item>
        <text:list-item>
          <text:p text:style-name="P26">Peak systolic velocity tricuspid annulus: Not Available</text:p>
        </text:list-item>
      </text:list>
      <text:p text:style-name="Text_20_body"><text:span text:style-name="Strong_20_Emphasis"><text:span text:style-name="T2">CTPA:</text:span></text:span></text:p>
      <text:list text:style-name="L7">
        <text:list-item>
          <text:p text:style-name="P28">Pulmonary embolism: Not Available</text:p>
        </text:list-item>
        <text:list-item>
          <text:p text:style-name="P29">RV/LV diameter ratio: Not Available</text:p>
        </text:list-item>
        <text:list-item>
          <text:p text:style-name="P29">Contrast reflux into IV: Not Available</text:p>
        </text:list-item>
      </text:list>
      <text:p text:style-name="Text_20_body"><text:span text:style-name="Strong_20_Emphasis"><text:span text:style-name="T2">Laboratory Test:</text:span></text:span></text:p>
      <text:list text:style-name="L8">
        <text:list-item>
          <text:p text:style-name="P30">Troponin elevated: Not Available</text:p>
        </text:list-item>
        <text:list-item>
          <text:p text:style-name="P30">NtproBNP elevated: Not Available</text:p>
        </text:list-item>
        <text:list-item>
          <text:p text:style-name="P31">Creatinine (mg/dL): Not Available</text:p>
        </text:list-item>
        <text:list-item>
          <text:p text:style-name="P31">CrCl (mL/min): Not Available</text:p>
        </text:list-item>
      </text:list>
      <text:p text:style-name="P8"/>
      <text:p text:style-name="P8"/>
      <text:p text:style-name="P8"/>
      <text:p text:style-name="P8"/>
      <text:p text:style-name="P8"/>
      <text:p text:style-name="P8"/>
      <text:h text:style-name="P17" text:outline-level="1"><text:soft-page-break/><text:span text:style-name="T1">Interaction with the Virtual Asistent</text:span>: Patient Analysis </text:h>
      <text:p text:style-name="P3"/>
      <text:p text:style-name="P2"><text:span text:style-name="T5">Chatbot:</text:span><text:span text:style-name="T1"> </text:span>Hello! I am a virtual assistant specialized in <text:span text:style-name="Strong_20_Emphasis"><text:span text:style-name="T11">Pulmonary Embolism clinical management</text:span></text:span>. My purpose is to assist you by providing evidence-based recommendations, retrieving relevant guideline information, and supporting risk assessment for PE patients.</text:p>
      <text:p text:style-name="P9">To begin, please select a patient by entering a number between 1 and <text:span text:style-name="T1">20</text:span> from the available patient database.</text:p>
      <text:p text:style-name="P9"/>
      <text:p text:style-name="P2"><text:span text:style-name="T5">User:</text:span><text:span text:style-name="T1"> Patient </text:span><text:span text:style-name="T16">2</text:span></text:p>
      <text:p text:style-name="P2"/>
      <text:p text:style-name="P2"><text:span text:style-name="T4">Chatbot:</text:span><text:span text:style-name="T11"> Patient Patient </text:span><text:span text:style-name="T15">2</text:span><text:span text:style-name="T11"> loaded successfully. </text:span><text:span text:style-name="T12">Please type your query.</text:span></text:p>
      <text:p text:style-name="P2"><text:span text:style-name="T12"/></text:p>
      <text:p text:style-name="P35"><text:span text:style-name="T6">User:</text:span><text:span text:style-name="T12"> Can you assess my patient's current condition and suggest next steps? </text:span></text:p>
      <text:p text:style-name="P36"><text:span text:style-name="T6">------------------------------------------ </text:span><text:span text:style-name="T7">METRICS CALCULATION ---------------------------------------<text:line-break/></text:span><text:span text:style-name="T6"><text:line-break/>Chatbot: </text:span><text:span text:style-name="T13">First I need to calculate the PESI, sPESI and Risk of Early Mortality of the patient:</text:span></text:p>
      <text:p text:style-name="P36"><text:span text:style-name="T13"/></text:p>
      <text:p text:style-name="P7"><text:span text:style-name="T6">Chatbot: </text:span><text:span text:style-name="T12">Please provide a value for the missing parameter: </text:span><text:span text:style-name="T3">Heart failure</text:span><text:span text:style-name="T12">'. If you cannot provide the value, indicate 'unknown': </text:span></text:p>
      <text:p text:style-name="P7"><text:span text:style-name="T12"/></text:p>
      <text:p text:style-name="P15"><text:span text:style-name="T6">U</text:span><text:span text:style-name="T10">ser: </text:span><text:span text:style-name="T13">No</text:span></text:p>
      <text:p text:style-name="P15"><text:span text:style-name="T13"/></text:p>
      <text:p text:style-name="P13"><text:span text:style-name="T6">Chatbot: </text:span><text:span text:style-name="T12">Step-by-step calculation of the PESI score based on the provided patient data: </text:span><text:span text:style-name="T13"><text:line-break/><text:line-break/>1. Age: The patient is 67 years old. According to the PESI score, age in years is added directly as points. Points = 67 <text:line-break/>2. Male sex: The patient is male. Add 10 points. Points = 10 <text:line-break/>3. Cancer (any type): The patient has cancer. Add 30 points. Points = 30 <text:line-break/>4. Chronic heart failure: The patient does not have heart failure. Add 0 points. <text:line-break/>5. Chronic pulmonary disease: The patient has chronic cardiopulmonary disease (which includes chronic pulmonary disease). Add 10 points. <text:line-break/>6. Pulse rate &gt;= 110 bpm: The patient's heart rate is 127 bpm, which is &gt;= 110. Add 20 points. <text:line-break/>7. Systolic blood pressure &lt; 100 mmHg: The patient's SBP is 97 mmHg, which is &lt; 100. Add 30 points. <text:line-break/>8. Respiratory rate &gt; 30 breaths per minute: The patient's respiratory rate is 45, which is &gt; 30. Add 20 points. <text:line-break/>9. Temperature &lt; 36ºC: The patient's temperature is 36.7ºC, which is not &lt; 36. Add 0 points. <text:line-break/>10. Altered mental status: The patient has no altered mental status. Add 0 points. <text:line-break/></text:span><text:soft-page-break/><text:span text:style-name="T13">11. Arterial oxyhaemoglobin saturation &lt; 90%: The patient's oxygen saturation is 89%, which is &lt; 90%. Add 20 points. <text:line-break/><text:line-break/>Now, summing all points:<text:line-break/>Age: 67<text:line-break/>Male sex: 10<text:line-break/>Cancer: 30<text:line-break/>Chronic heart failure: 0<text:line-break/>Chronic pulmonary disease: 10<text:line-break/>Pulse rate &gt;=110: 20<text:line-break/>SBP &lt;100: 30<text:line-break/>Respiratory rate &gt;30: 20<text:line-break/> Temperature &lt;36: 0<text:line-break/> Altered mental status: 0<text:line-break/>Oxygen saturation &lt;90%: 20<text:line-break/><text:line-break/>Total = 67 + 10 + 30 + 0 + 10 + 20 + 30 + 20 + 0 + 0 + 20 = 207 points <text:line-break/><text:line-break/>According to the PESI risk strata: - Class V: &gt; 125 points very high mortality risk (10.0 - 24.5%) <text:line-break/><text:line-break/>PESI value: 207 (</text:span><text:span text:style-name="T15">Class </text:span><text:span text:style-name="T13">V) </text:span></text:p>
      <text:p text:style-name="P13"><text:span text:style-name="T13"/></text:p>
      <text:p text:style-name="P10"><text:span text:style-name="T6">Chatbot: </text:span><text:span text:style-name="T12">Step-by-step calculation of the sPESI score:<text:line-break/></text:span></text:p>
      <text:p text:style-name="Text_20_body">1. Age &gt; 80 years: The patient is 67 years old, which is not greater than 80, so 0 points.</text:p>
      <text:p text:style-name="Text_20_body">2. Cancer: The patient has a history of cancer (yes), so 1 point.</text:p>
      <text:p text:style-name="Text_20_body">3. Chronic heart failure: The patient does not have heart failure (No), so 0 points.</text:p>
      <text:p text:style-name="Text_20_body">4. Chronic pulmonary disease: The patient has chronic cardiopulmonary disease (yes). Since chronic cardiopulmonary disease includes chronic pulmonary disease, assign 1 point.</text:p>
      <text:p text:style-name="Text_20_body">5. Pulse rate ≥ 110 bpm: The patient’s heart rate is 127 bpm, which is ≥ 110, so 1 point.</text:p>
      <text:p text:style-name="Text_20_body">6. Systolic blood pressure &lt; 100 mmHg: The patient’s SBP is 97 mmHg, which is &lt; 100, so 1 point.</text:p>
      <text:p text:style-name="Text_20_body">7. Arterial oxyhaemoglobin saturation &lt; 90%: The patient’s oxygen saturation is 89%, which is &lt; 90%, so 1 point.</text:p>
      <text:p text:style-name="Text_20_body"/>
      <text:p text:style-name="Text_20_body">Sum of points: 0 (age) + 1 (cancer) + 0 (heart failure) + 1 (chronic pulmonary disease) + 1 (pulse rate) + 1 (SBP) + 1 (oxygen saturation) = 5 points.</text:p>
      <text:p text:style-name="Text_20_body">sPESI value: 5 (High)</text:p>
      <text:p text:style-name="P11"><text:span text:style-name="T6"/></text:p>
      <text:p text:style-name="P11"><text:soft-page-break/><text:span text:style-name="T6">Chatbot: </text:span><text:span text:style-name="T12">Step-by-step reasoning to classify the risk of early mortality for this patient with pulmonary embolism (PE): <text:line-break/></text:span></text:p>
      <text:p text:style-name="P14">1. Assess Haemodynamic Instability:</text:p>
      <text:p text:style-name="Text_20_body">- According to the guideline, haemodynamic instability is defined as cardiac arrest, obstructive shock (SBP &lt;90 mmHg or vasopressors needed to maintain SBP &gt;90 mmHg with end-organ hypoperfusion), or persistent hypotension (SBP &lt;90 mmHg or a drop &gt;40 mmHg for &gt;15 min not due to arrhythmia, hypovolemia, or sepsis).</text:p>
      <text:p text:style-name="Text_20_body">- Patient’s SBP is 97 mmHg, which is above 90 mmHg, but close to the threshold.</text:p>
      <text:p text:style-name="Text_20_body">- Hypoperfusion is present ("yes").</text:p>
      <text:p text:style-name="Text_20_body">- However, the SBP is not &lt;90 mmHg, so strictly by the definition, haemodynamic instability is not confirmed.</text:p>
      <text:p text:style-name="Text_20_body">- No information about vasopressors or cardiac arrest.</text:p>
      <text:p text:style-name="Text_20_body">- Therefore, haemodynamic instability: Negative (-).<text:line-break/></text:p>
      <text:p text:style-name="Text_20_body">2. Clinical Parameters of PE Severity and/or Comorbidity:</text:p>
      <text:p text:style-name="Text_20_body">- PESI class is V (value 207), which is the highest risk class.</text:p>
      <text:p text:style-name="Text_20_body">- sPESI is 5, which is ≥1 (high risk).</text:p>
      <text:p text:style-name="Text_20_body">- Both PESI and sPESI indicate high clinical severity.</text:p>
      <text:p text:style-name="Text_20_body">- Therefore, clinical parameters: Positive (+).<text:line-break/></text:p>
      <text:p text:style-name="Text_20_body">3. RV Dysfunction on TTE or CTPA:</text:p>
      <text:p text:style-name="Text_20_body">- Echocardiography data are all "Not Available."</text:p>
      <text:p text:style-name="Text_20_body">- CTPA data are also "Not Available."</text:p>
      <text:p text:style-name="Text_20_body">- Since no imaging data are available, we cannot confirm or exclude RV dysfunction.</text:p>
      <text:p text:style-name="Text_20_body">- Because it is crucial not to assume negative without data, this remains unknown.</text:p>
      <text:p text:style-name="Text_20_body">- For classification, we must consider this as unknown, but cannot assume positive or negative.<text:line-break/></text:p>
      <text:p text:style-name="Text_20_body">4. Elevated Cardiac Troponin Levels:</text:p>
      <text:p text:style-name="Text_20_body">- Troponin data are "Not Available."</text:p>
      <text:p text:style-name="Text_20_body">- Cannot confirm or exclude elevated troponin.</text:p>
      <text:p text:style-name="Text_20_body">- Again, no assumption should be made; status unknown.<text:line-break/></text:p>
      <text:p text:style-name="Text_20_body">5. Applying the Classification Table:</text:p>
      <text:p text:style-name="Text_20_body">- Haemodynamic instability: Negative (-)</text:p>
      <text:p text:style-name="Text_20_body"><text:soft-page-break/>- Clinical parameters: Positive (+)</text:p>
      <text:p text:style-name="Text_20_body">- RV dysfunction: Unknown (cannot confirm + or -)</text:p>
      <text:p text:style-name="Text_20_body">- Troponin: Unknown (cannot confirm + or -)<text:line-break/></text:p>
      <text:p text:style-name="Text_20_body">6. Interpretation:</text:p>
      <text:p text:style-name="Text_20_body">- Since haemodynamic instability is negative, the patient cannot be classified as High risk.</text:p>
      <text:p text:style-name="Text_20_body">- Clinical parameters are positive, so the patient is at least intermediate risk.</text:p>
      <text:p text:style-name="Text_20_body">- RV dysfunction and troponin status are unknown.</text:p>
      <text:p text:style-name="Text_20_body">- According to the guideline, if RV dysfunction and troponin are unknown, we cannot classify as intermediate-high risk (which requires both positive).</text:p>
      <text:p text:style-name="Text_20_body">- The patient should be classified at least as intermediate-low risk because clinical parameters are positive but RV dysfunction and troponin are unknown (cannot confirm both positive).</text:p>
      <text:p text:style-name="Text_20_body">- The presence of hypoperfusion and borderline low SBP (97 mmHg) suggests clinical severity but does not meet haemodynamic instability criteria.</text:p>
      <text:p text:style-name="Text_20_body">- Given the lack of imaging and biomarker data, the safest classification is intermediate-low risk.</text:p>
      <text:p text:style-name="Text_20_body"/>
      <text:p text:style-name="Text_20_body">Risk of Early Mortality level: Intermediate-low</text:p>
      <text:p text:style-name="P11"><text:span text:style-name="T12"/></text:p>
      <text:p text:style-name="P4"><text:span text:style-name="T6">---------------------------------- </text:span><text:span text:style-name="T7">RECOMMENDATION GENERATION -</text:span><text:span text:style-name="T6">-</text:span><text:span text:style-name="T7">-------------------------------</text:span></text:p>
      <text:p text:style-name="P5"><text:span text:style-name="T6">------------------------------------------------- </text:span><text:span text:style-name="T8">R</text:span><text:span text:style-name="T9">easoning Steps</text:span><text:span text:style-name="T7"> -</text:span><text:span text:style-name="T6">-</text:span><text:span text:style-name="T7">-----------------------------------------------</text:span></text:p>
      <text:p text:style-name="P4"><text:span text:style-name="T6">Chatbot: </text:span><text:span text:style-name="T12">The patient is a 67-year-old male with a history of cancer and chronic cardiopulmonary disease. He has had major surgery in the previous 3 weeks, which is an absolute contraindication for thrombolysis. His vital signs show hypotension (SBP 97 mmHg), tachycardia (127 bpm), tachypnea (45 breaths/min), hypoxia (O2 sat 89%), and signs of hypoperfusion. These findings suggest he is hemodynamically unstable.</text:span></text:p>
      <text:p text:style-name="Text_20_body">The PESI score is very high (207, Class V), and sPESI is high risk (5), but the early mortality risk is intermediate-low, which is somewhat discordant with the clinical instability. The patient’s PE status on CTPA is not available, and echocardiographic parameters are also not available. Troponin and NT-proBNP are not available.</text:p>
      <text:p text:style-name="Text_20_body">Given the hemodynamic instability and clinical signs of shock/hypoperfusion, this patient likely has a high-risk (massive) PE or at least submassive PE with hemodynamic compromise. However, the diagnosis is not confirmed yet because CTPA is not available.</text:p>
      <text:p text:style-name="Text_20_body">The patient has absolute contraindications for thrombolysis (major surgery in the last 3 weeks), and some absolute contraindications data are missing (hemorrhagic stroke and unknown-origin ischemic stroke in the last 6 months).</text:p>
      <text:p text:style-name="Text_20_body">To proceed safely, I need to:</text:p>
      <text:p text:style-name="Text_20_body"><text:soft-page-break/>- Confirm the diagnosis of PE (imaging or other diagnostic tests).</text:p>
      <text:p text:style-name="Text_20_body">- Assess the presence of right ventricular dysfunction and myocardial injury (troponin, echocardiography).</text:p>
      <text:p text:style-name="Text_20_body">- Confirm absolute contraindications for thrombolysis (hemorrhagic stroke and unknown-origin ischemic stroke).</text:p>
      <text:p text:style-name="Text_20_body">- Given the contraindication to thrombolysis, I need to retrieve guideline recommendations on treatment alternatives in unstable PE patients with contraindications to thrombolysis.</text:p>
      <text:p text:style-name="Text_20_body"/>
      <text:p text:style-name="Text_20_body">Since some absolute contraindications are missing, I will request those data.</text:p>
      <text:p text:style-name="Text_20_body"/>
      <text:p text:style-name="P6"><text:span text:style-name="T6">Chatbot: </text:span><text:span text:style-name="T12">Please provide a value for the missing parameter: 'Haemorragic stroke (previous 6 months) '. If you cannot provide the value, indicate 'unknown': </text:span></text:p>
      <text:p text:style-name="P6"><text:span text:style-name="T12"/></text:p>
      <text:p text:style-name="P5"><text:span text:style-name="T8">User</text:span><text:span text:style-name="T6">: </text:span><text:span text:style-name="T14">No</text:span></text:p>
      <text:p text:style-name="P5"><text:span text:style-name="T14"/></text:p>
      <text:p text:style-name="P6"><text:span text:style-name="T6">Chatbot: </text:span><text:span text:style-name="T12">Please provide a value for the missing parameter: 'Unknown-origin ischemic stroke (previous 6 months) '. If you cannot provide the value, indicate 'unknown': </text:span></text:p>
      <text:p text:style-name="P6"><text:span text:style-name="T12"/></text:p>
      <text:p text:style-name="P5"><text:span text:style-name="T8">User</text:span><text:span text:style-name="T6">: </text:span><text:span text:style-name="T14">No</text:span></text:p>
      <text:p text:style-name="P5"><text:span text:style-name="T14"/></text:p>
      <text:p text:style-name="P5"><text:span text:style-name="T6">Chatbot: </text:span><text:span text:style-name="T12">The patient is a 67-year-old male with a history of cancer and chronic cardiopulmonary disease. He has had major surgery in the previous 3 weeks, which is an absolute contraindication for thrombolysis. His vital signs show hypotension (SBP 97 mmHg), tachycardia (127 bpm), tachypnea (45 breaths/min), hypoxia (O2 sat 89%), and signs of hypoperfusion. These findings suggest he is hemodynamically unstable.</text:span></text:p>
      <text:p text:style-name="Text_20_body">The PE status by CTPA is "Not Available," so PE is suspected but not confirmed. The clinical risk scores (PESI class V, sPESI high) indicate a high risk of mortality. The early mortality risk is intermediate-low, which is somewhat discordant with the hemodynamic instability, but the instability and hypoperfusion are concerning.</text:p>
      <text:p text:style-name="Text_20_body">Given the hemodynamic instability and suspicion of PE, this is a suspected PE + unstable patient scenario. According to guidelines, in unstable patients with suspected PE, urgent diagnostic and treatment decisions are needed.</text:p>
      <text:p text:style-name="Text_20_body">However, several important diagnostic parameters are missing or not available:</text:p>
      <text:p text:style-name="Text_20_body">- Imaging: CTPA results are not available; echocardiography parameters are not available.</text:p>
      <text:p text:style-name="Text_20_body">- Laboratory: Troponin, NT-proBNP, creatinine, and CrCl are not available.</text:p>
      <text:p text:style-name="Text_20_body"><text:soft-page-break/>Because the patient is unstable, immediate imaging (CTPA or echocardiography) is recommended to confirm PE and assess right ventricular dysfunction. Also, laboratory tests (troponin, NT-proBNP) help risk stratification and treatment decisions.</text:p>
      <text:p text:style-name="Text_20_body">The patient has an absolute contraindication to thrombolysis (major surgery in previous 3 weeks), so if PE is confirmed and thrombolysis is indicated, alternative treatments must be considered.</text:p>
      <text:p text:style-name="Text_20_body">Next steps:</text:p>
      <text:p text:style-name="Text_20_body">- Recommend performing urgent imaging (CTPA or bedside echocardiography) to confirm PE and assess RV function.</text:p>
      <text:p text:style-name="Text_20_body">- Recommend performing laboratory tests (troponin, NT-proBNP, creatinine) to aid risk stratification and treatment planning.</text:p>
      <text:p text:style-name="Text_20_body">- Retrieve guideline information on management of suspected PE in unstable patients, including diagnostic approach and treatment options when thrombolysis is contraindicated.</text:p>
      <text:p text:style-name="P5"/>
      <text:p text:style-name="P3">Retrieval Call: query = "management of suspected pulmonary embolism in hemodynamically unstable patients, diagnostic approach and treatment options including contraindications to thrombolysis", top_k = 3, top_k_rerank = 2 </text:p>
      <text:p text:style-name="P5"><text:span text:style-name="T6"/></text:p>
      <text:p text:style-name="P5"><text:span text:style-name="T6">Chatbot: </text:span><text:span text:style-name="T12">The patient is a 67-year-old male with a history of cancer and chronic cardiopulmonary disease, presenting with hemodynamic instability: systolic blood pressure (SBP) 97 mmHg (borderline low), hypoperfusion signs, tachycardia (127 bpm), tachypnea (45/min), and low oxygen saturation (89%). The PESI score is very high (207, Class V), and sPESI is high risk (5), indicating a high risk of mortality. Early mortality risk is intermediate-low, which may reflect some uncertainty or partial data.</text:span></text:p>
      <text:p text:style-name="Text_20_body">The patient has absolute contraindication for thrombolysis due to major surgery in the previous 3 weeks. This is critical because thrombolysis is the standard reperfusion treatment for high-risk PE but is contraindicated here.</text:p>
      <text:p text:style-name="Text_20_body">PE confirmation by CTPA is not available yet, and echocardiographic parameters are also not available. Given the hemodynamic instability and hypoperfusion, this patient likely fits the high-risk PE category if PE is confirmed or strongly suspected.</text:p>
      <text:p text:style-name="Text_20_body">From the retrieved guidelines, in unstable patients with suspected PE, bedside transthoracic echocardiography (TTE) is recommended to look for right ventricular (RV) dysfunction (RV/LV ratio &gt;1.0, TAPSE &lt;16 mm, McConnell sign, etc.). If RV dysfunction is present and CTPA is not feasible or delayed, emergency reperfusion therapy is recommended.</text:p>
      <text:p text:style-name="Text_20_body">Since thrombolysis is contraindicated, alternative reperfusion strategies should be considered, such as surgical embolectomy or catheter-directed therapies.</text:p>
      <text:p text:style-name="Text_20_body">The patient’s echocardiographic data are not available, and CTPA is not available. Laboratory markers (troponin, NT-proBNP) are also not available.</text:p>
      <text:p text:style-name="Text_20_body">Next steps:</text:p>
      <text:p text:style-name="Text_20_body"><text:soft-page-break/>- It is essential to perform bedside echocardiography urgently to assess RV function and confirm suspicion of high-risk PE.</text:p>
      <text:p text:style-name="Text_20_body">- If echocardiography confirms RV dysfunction and PE is highly suspected, reperfusion therapy should be initiated urgently.</text:p>
      <text:p text:style-name="Text_20_body">- Because thrombolysis is contraindicated, guidelines should be reviewed for alternative reperfusion options in this context.</text:p>
      <text:p text:style-name="Text_20_body">- Also, if possible, perform CTPA once the patient is stabilized to confirm diagnosis.</text:p>
      <text:p text:style-name="Text_20_body">- Laboratory tests (troponin, NT-proBNP) would help risk stratification but are not immediately available and cannot be requested now.</text:p>
      <text:p text:style-name="Text_20_body"/>
      <text:p text:style-name="Text_20_body">I need to retrieve from the guidelines the recommended management of high-risk PE patients with absolute contraindications to thrombolysis, including alternative reperfusion therapies and their indications.</text:p>
      <text:p text:style-name="Text_20_body"/>
      <text:p text:style-name="Text_20_body">Retrieval Call: query = (management of high-risk pulmonary embolism with contraindications to thrombolysis), top_k = 3, top_k_rerank = 2</text:p>
      <text:p text:style-name="P5"><text:span text:style-name="T6"/></text:p>
      <text:p text:style-name="P5"><text:span text:style-name="T6">Chatbot: </text:span><text:span text:style-name="T12">The patient is a 67-year-old male with a history of cancer and chronic cardiopulmonary disease, presenting with signs of hemodynamic instability: systolic blood pressure (SBP) 97 mmHg (borderline hypotension), hypoperfusion, tachycardia (127 bpm), tachypnea (45 breaths/min), and low oxygen saturation (89%). The PESI score is very high (207, Class V), and sPESI is high risk (5), indicating a high risk of mortality. The early mortality risk is intermediate-low, which is somewhat discordant with the PESI and sPESI but may reflect incomplete data.</text:span></text:p>
      <text:p text:style-name="Text_20_body">The patient has had major surgery in the previous 3 weeks, which is an absolute contraindication for thrombolysis.</text:p>
      <text:p text:style-name="Text_20_body">The pulmonary embolism status by CTPA is "Not Available," and echocardiographic parameters for RV dysfunction are also "Not Available." Troponin and NT-proBNP are not available.</text:p>
      <text:p text:style-name="Text_20_body">Given the hemodynamic instability (hypotension, hypoperfusion), this patient likely fits the definition of high-risk PE (Table 4 from guidelines: persistent hypotension or obstructive shock). The guidelines recommend immediate diagnostic and therapeutic actions in suspected high-risk PE.</text:p>
      <text:p text:style-name="Text_20_body">Since CTPA and echocardiography are not yet performed or available, the guidelines recommend bedside transthoracic echocardiography (TTE) to assess for RV dysfunction. If RV dysfunction is present, this confirms high-risk PE and justifies emergency reperfusion therapy.</text:p>
      <text:p text:style-name="Text_20_body">However, thrombolysis is contraindicated due to recent major surgery. The guidelines recommend anticoagulation with unfractionated heparin (UFH) immediately and consider surgical pulmonary embolectomy or percutaneous catheter-directed treatment as alternatives to thrombolysis in patients with contraindications.</text:p>
      <text:p text:style-name="Text_20_body"><text:soft-page-break/>Given the lack of echocardiographic data, it is important to recommend performing bedside TTE urgently to assess RV function and confirm diagnosis. Also, CTPA should be performed as soon as the patient is stabilized to confirm PE.</text:p>
      <text:p text:style-name="Text_20_body">Laboratory tests such as troponin and NT-proBNP would help risk stratification but are not immediately available and should be obtained if possible.</text:p>
      <text:p text:style-name="Text_20_body">Summary of key points:</text:p>
      <text:p text:style-name="Text_20_body">- Patient is hemodynamically unstable, likely high-risk PE.</text:p>
      <text:p text:style-name="Text_20_body">- Thrombolysis contraindicated due to recent major surgery.</text:p>
      <text:p text:style-name="Text_20_body">- Need urgent bedside echocardiography to assess RV dysfunction.</text:p>
      <text:p text:style-name="Text_20_body">- Start anticoagulation with UFH immediately.</text:p>
      <text:p text:style-name="Text_20_body">- Consider surgical embolectomy or catheter-directed therapy if PE confirmed and thrombolysis contraindicated.</text:p>
      <text:p text:style-name="Text_20_body">- Recommend performing CTPA once stabilized.</text:p>
      <text:p text:style-name="Text_20_body">- Recommend obtaining troponin and NT-proBNP if possible.</text:p>
      <text:p text:style-name="Text_20_body"/>
      <text:p text:style-name="Text_20_body">Missing data that would be helpful:</text:p>
      <text:p text:style-name="Text_20_body">- Echocardiographic parameters of RV dysfunction (RV/LV ratio, TAPSE, McConnell sign).</text:p>
      <text:p text:style-name="Text_20_body">- Troponin and NT-proBNP levels.</text:p>
      <text:p text:style-name="Text_20_body">Since these are "Not Available" and cannot be requested, I will recommend performing these tests.</text:p>
      <text:p text:style-name="Text_20_body">No missing data with "missing" status to request at this time.</text:p>
      <text:p text:style-name="Text_20_body"/>
      <text:p text:style-name="Text_20_body">Next step: Retrieve from guidelines the recommended diagnostic approach and treatment options specifically for high-risk PE patients with absolute contraindications to thrombolysis, including details on anticoagulation, surgical embolectomy, and catheter-directed therapies.</text:p>
      <text:p text:style-name="Text_20_body"/>
      <text:p text:style-name="Text_20_body">Retrieval Call: query = (management of high-risk pulmonary embolism with contraindications to thrombolysis), top_k = 3, top_k_rerank = 2</text:p>
      <text:p text:style-name="P5"><text:span text:style-name="T12"/></text:p>
      <text:p text:style-name="P5"><text:span text:style-name="T6">Chatbot: </text:span><text:span text:style-name="T12">The patient is a 67-year-old male with a history of cancer and chronic cardiopulmonary disease. He presents with hemodynamic instability: systolic blood pressure (SBP) is 97 mmHg (borderline low), cardiac frequency is 127 bpm, respiratory rate is 45/min, oxygen saturation is 89%, and there is evidence of hypoperfusion. The PESI score is very high (207, Class V), and sPESI is high (5), indicating a high risk of mortality. The early mortality risk is intermediate-low, which is somewhat discordant with the PESI scores but may reflect incomplete data.</text:span></text:p>
      <text:p text:style-name="Text_20_body"><text:soft-page-break/>The patient has an absolute contraindication for thrombolysis: major surgery in the previous 3 weeks. This is critical because systemic thrombolysis is the first-line treatment for high-risk PE but is contraindicated here.</text:p>
      <text:p text:style-name="Text_20_body">The diagnosis of PE is suspected but not confirmed because the CTPA result is "Not Available." Echocardiographic parameters that would help confirm RV dysfunction are also "Not Available." Troponin and NT-proBNP are also "Not Available," which are important for risk stratification.</text:p>
      <text:p text:style-name="Text_20_body">Given the hemodynamic instability and clinical presentation, this patient likely has high-risk PE, but confirmation is lacking due to unavailable imaging and lab data.</text:p>
      <text:p text:style-name="Text_20_body">According to the retrieved guidelines:</text:p>
      <text:p text:style-name="Text_20_body">- In hemodynamically unstable patients with suspected high-risk PE, bedside transthoracic echocardiography (TTE) is recommended to assess RV dysfunction. If RV dysfunction is present and CTPA is not feasible or available, emergency reperfusion therapy is recommended.</text:p>
      <text:p text:style-name="Text_20_body">- If thrombolysis is contraindicated (as in this patient), surgical pulmonary embolectomy or percutaneous catheter-directed treatment should be considered if expertise and resources are available.</text:p>
      <text:p text:style-name="Text_20_body">- Anticoagulation with unfractionated heparin (UFH) should be started without delay.</text:p>
      <text:p text:style-name="Text_20_body">- Hemodynamic support with norepinephrine and/or dobutamine may be considered.</text:p>
      <text:p text:style-name="Text_20_body"/>
      <text:p text:style-name="Text_20_body">The main gaps in data are:</text:p>
      <text:p text:style-name="Text_20_body">- Echocardiographic evidence of RV dysfunction (missing, but "Not Available" meaning not performed yet).</text:p>
      <text:p text:style-name="Text_20_body">- CTPA confirmation of PE (Not Available).</text:p>
      <text:p text:style-name="Text_20_body">- Troponin and NT-proBNP (Not Available).</text:p>
      <text:p text:style-name="Text_20_body"/>
      <text:p text:style-name="Text_20_body">Since these are "Not Available," I cannot request them but should recommend performing these tests urgently to confirm diagnosis and guide treatment.</text:p>
      <text:p text:style-name="Text_20_body">Given the patient's hemodynamic instability and contraindication to thrombolysis, the guidelines recommend urgent anticoagulation and consideration of surgical or catheter-directed embolectomy.</text:p>
      <text:p text:style-name="Text_20_body">Next steps:</text:p>
      <text:p text:style-name="Text_20_body">- Recommend urgent bedside echocardiography to assess RV dysfunction.</text:p>
      <text:p text:style-name="Text_20_body">- Recommend performing CTPA if feasible once patient is stabilized.</text:p>
      <text:p text:style-name="Text_20_body">- Recommend measuring cardiac biomarkers (troponin, NT-proBNP).</text:p>
      <text:p text:style-name="Text_20_body">- Start anticoagulation with UFH immediately.</text:p>
      <text:p text:style-name="Text_20_body">- Consider surgical or catheter-directed embolectomy due to contraindication to thrombolysis.</text:p>
      <text:p text:style-name="Text_20_body">- Consider hemodynamic support with vasopressors/inotropes.</text:p>
      <text:p text:style-name="Text_20_body"><text:soft-page-break/>No further retrieval calls are needed as the key information has been obtained.</text:p>
      <text:p text:style-name="Text_20_body">No missing patient data can be requested because the missing parameters are "Not Available" (tests not done yet).</text:p>
      <text:p text:style-name="Text_20_body">Therefore, I am ready to prepare the final recommendations.</text:p>
      <text:p text:style-name="P5"><text:span text:style-name="T12"/></text:p>
      <text:p text:style-name="P5"><text:span text:style-name="T6">-------------------------------------------- </text:span><text:span text:style-name="T8">F</text:span><text:span text:style-name="T9">inal Recommendations</text:span><text:span text:style-name="T8"> </text:span><text:span text:style-name="T7">-------------------------------------------</text:span></text:p>
      <text:p text:style-name="P12"><text:span text:style-name="T6">Chatbot: <text:line-break/><text:line-break/></text:span><text:span text:style-name="T14">Final Recommendations:</text:span></text:p>
      <text:p text:style-name="P5">- Patient State: </text:p>
      <text:p text:style-name="Text_20_body">A 67-year-old male patient with a history of cancer and chronic cardiopulmonary disease, presenting with clinical signs of hemodynamic instability: systolic blood pressure 97 mmHg (borderline hypotension), heart rate 127 bpm (tachycardia), respiratory rate 45/min (severe tachypnea), oxygen saturation 89%, and evidence of hypoperfusion. PESI score is very high (207, Class V), and sPESI is high (5), indicating a high risk of early mortality. There is no available imaging (echocardiography or CTPA) or laboratory data (troponin, NT-proBNP, renal function) to confirm right ventricular dysfunction or PE diagnosis. The patient has an absolute contraindication to thrombolysis due to recent major surgery (within 3 weeks).<text:line-break/></text:p>
      <text:p text:style-name="Text_20_body">- Diagnosis: </text:p>
      <text:p text:style-name="Text_20_body">Suspected high-risk pulmonary embolism (PE) with hemodynamic instability. The clinical presentation strongly suggests high-risk PE, but confirmatory imaging and laboratory tests are currently unavailable. The patient is unstable, requiring urgent diagnostic and therapeutic interventions.<text:line-break/></text:p>
      <text:p text:style-name="Text_20_body">- Recommendations:<text:line-break/></text:p>
      <text:p text:style-name="Text_20_body">1. Immediate Diagnostic Workup:</text:p>
      <text:p text:style-name="Text_20_body">- Bedside Transthoracic Echocardiography (TTE):</text:p>
      <text:p text:style-name="P43">Urgently perform bedside TTE to assess for right ventricular (RV) dysfunction (e.g., RV dilation, RV/LV ratio &gt;1.0, McConnell sign, TAPSE &lt;16 mm) and to exclude alternative causes of shock. This is critical as echocardiographic evidence of RV dysfunction in an unstable patient with suspected PE justifies emergency reperfusion therapy. </text:p>
      <text:p text:style-name="P43">(Class I, Level C)</text:p>
      <text:p text:style-name="Text_20_body">- Bilateral Venous Compression Ultrasonography (CUS):</text:p>
      <text:p text:style-name="Text_20_body">Perform bedside bilateral lower limb venous CUS to detect proximal deep vein thrombosis (DVT), which supports the diagnosis of venous thromboembolism and may guide urgent management if CTPA is not feasible. (Class I, Level C)</text:p>
      <text:p text:style-name="Text_20_body"><text:soft-page-break/>- CT Pulmonary Angiography (CTPA): </text:p>
      <text:p text:style-name="P43">If the patient stabilizes sufficiently or if bedside imaging is inconclusive, perform CTPA as soon as possible to confirm PE diagnosis and assess RV/LV ratio. However, if the patient’s condition is too critical to transfer, do not delay treatment based on inability to perform CTPA. </text:p>
      <text:p text:style-name="P43">(Class I, Level C)</text:p>
      <text:p text:style-name="Text_20_body">- Laboratory Tests:</text:p>
      <text:p text:style-name="P43">Obtain cardiac biomarkers (troponin, NT-proBNP) and renal function tests to assist risk stratification and guide anticoagulation dosing. </text:p>
      <text:p text:style-name="P43">(Class I, Level C)<text:line-break/></text:p>
      <text:p text:style-name="Text_20_body">2. Therapeutic Management:</text:p>
      <text:p text:style-name="Text_20_body">- Anticoagulation: </text:p>
      <text:p text:style-name="P43">Initiate anticoagulation immediately with intravenous unfractionated heparin (UFH) including a weight-adjusted bolus (e.g., 80 units/kg bolus followed by continuous infusion at 18 units/kg/hr, adjusted by aPTT), unless active bleeding or other contraindications develop. UFH is preferred due to its short half-life and reversibility, especially important given recent surgery. </text:p>
      <text:p text:style-name="P43">(Class I, Level C)</text:p>
      <text:p text:style-name="Text_20_body">- Reperfusion Therapy:</text:p>
      <text:p text:style-name="Text_20_body">Systemic thrombolysis is contraindicated due to recent major surgery (absolute contraindication). Therefore, consider alternative reperfusion strategies: </text:p>
      <text:p text:style-name="Text_20_body">- Surgical Pulmonary Embolectomy:</text:p>
      <text:p text:style-name="Text_20_body">If expertise and resources are available, surgical embolectomy is recommended as first-line reperfusion therapy in this patient with high-risk PE and contraindication to thrombolysis. </text:p>
      <text:p text:style-name="Text_20_body">(Class I, Level C) </text:p>
      <text:p text:style-name="Text_20_body">- Percutaneous Catheter-Directed Treatment:</text:p>
      <text:p text:style-name="Text_20_body">If surgical embolectomy is not feasible or available, catheter-directed thrombus removal or fragmentation should be considered as an alternative reperfusion option. </text:p>
      <text:p text:style-name="Text_20_body">(Class IIa, Level C)</text:p>
      <text:p text:style-name="Text_20_body">- Hemodynamic Support:</text:p>
      <text:p text:style-name="Text_20_body">Initiate vasopressor support with norepinephrine to maintain adequate mean arterial pressure (target MAP ≥ 65 mmHg). Dobutamine may be added if there is evidence of RV failure with low cardiac output. </text:p>
      <text:p text:style-name="Text_20_body">(Class IIa, Level C)</text:p>
      <text:p text:style-name="Text_20_body"/>
      <text:p text:style-name="Text_20_body"/>
      <text:p text:style-name="Text_20_body"><text:soft-page-break/>- Extracorporeal Membrane Oxygenation (ECMO):</text:p>
      <text:p text:style-name="Text_20_body">Consider ECMO as a bridge to surgical or catheter-directed reperfusion in case of refractory circulatory collapse or cardiac arrest, if available. (Class IIb, Level C)<text:line-break/></text:p>
      <text:p text:style-name="Text_20_body">3. Monitoring and Follow-up:</text:p>
      <text:p text:style-name="Text_20_body">- Continuous hemodynamic and respiratory monitoring in an intensive care setting is mandatory. </text:p>
      <text:p text:style-name="Text_20_body">- After reperfusion and stabilization, transition to long-term anticoagulation should be planned, considering the patient’s cancer status and renal function once available. </text:p>
      <text:p text:style-name="Text_20_body">- Given the patient’s cancer history, low molecular weight heparin (LMWH) or direct oral anticoagulants (DOACs) may be considered after stabilization, following current oncologic thrombosis guidelines and renal function assessment.<text:line-break/></text:p>
      <text:p text:style-name="Text_20_body">- Summary: </text:p>
      <text:p text:style-name="Text_20_body">This patient presents with suspected high-risk PE and hemodynamic instability, compounded by recent major surgery contraindicating systemic thrombolysis. Immediate bedside echocardiography and venous ultrasonography are essential to confirm RV dysfunction and DVT, guiding urgent management. Anticoagulation with UFH should be started without delay. Given the absolute contraindication to thrombolysis, surgical pulmonary embolectomy is the preferred reperfusion strategy if available; otherwise, catheter-directed treatment is a reasonable alternative. Hemodynamic support with vasopressors is critical. Close monitoring in ICU and prompt diagnostic confirmation with CTPA when feasible are necessary. This approach balances the urgent need for reperfusion with the patient’s bleeding risk and clinical instability.</text:p>
      <text:p text:style-name="P5"/>
      <text:p text:style-name="P6">###### Detected Hallucinations: ######</text:p>
      <text:p text:style-name="P13"><text:s/>[] <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8pt" fo:font-weight="bold" officeooo:rsid="0006382b"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9T19:14:42.535000000</meta:creation-date>
    <dc:date>2025-05-23T12:42:24.363000000</dc:date>
    <meta:editing-duration>PT18H19M15S</meta:editing-duration>
    <meta:editing-cycles>14</meta:editing-cycles>
    <meta:generator>LibreOffice/7.6.2.1$Windows_X86_64 LibreOffice_project/56f7684011345957bbf33a7ee678afaf4d2ba333</meta:generator>
    <meta:document-statistic meta:table-count="0" meta:image-count="0" meta:object-count="0" meta:page-count="14" meta:paragraph-count="252" meta:word-count="3896" meta:character-count="26761" meta:non-whitespace-character-count="23102"/>
  </office:meta>
</office:document-meta>
</file>